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33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e" table:style-name="ta1" table:print="false">
        <table:shapes>
          <draw:frame draw:z-index="0" draw:style-name="gr1" draw:text-style-name="P1" svg:width="209.18mm" svg:height="117.71mm" svg:x="120.77mm" svg:y="40.11mm">
            <loext:p draw:notify-on-update-of-ranges="Sine.D6:Sine.D5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Number of frames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COPY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(PI()/[.$C$1])*[.B6]" office:value-type="float" office:value="0" calcext:value-type="float">
            <text:p>0</text:p>
          </table:table-cell>
          <table:table-cell table:formula="of:=(SIN([.C6])*([.C$2]-[.C$3]))+[.C$3]" office:value-type="float" office:value="5" calcext:value-type="float">
            <text:p>5</text:p>
          </table:table-cell>
          <table:table-cell table:formula="of:=COM.MICROSOFT.CONCAT(ROUND([.D6]);&quot;,&quot;)" office:value-type="string" office:string-value="5," calcext:value-type="string">
            <text:p>5,</text:p>
          </table:table-cell>
          <table:table-cell table:formula="of:=COM.MICROSOFT.CONCAT([.E6:.E53])" office:value-type="string" office:string-value="5,21,38,54,69,85,100,115,130,143,157,169,181,192,203,212,221,228,235,241,246,249,252,253,254,253,252,249,246,241,235,228,221,212,203,192,181,169,157,143,130,115,100,85,69,54,38,21," calcext:value-type="string">
            <text:p>5,21,38,54,69,85,100,115,130,143,157,169,181,192,203,212,221,228,235,241,246,249,252,253,254,253,252,249,246,241,235,228,221,212,203,192,181,169,157,143,130,115,100,85,69,54,38,21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(PI()/[.$C$1])*[.B7]" office:value-type="float" office:value="0.0654498469497874" calcext:value-type="float">
            <text:p>0.07</text:p>
          </table:table-cell>
          <table:table-cell table:formula="of:=(SIN([.C7])*([.C$2]-[.C$3]))+[.C$3]" office:value-type="float" office:value="21.2853791783056" calcext:value-type="float">
            <text:p>21.29</text:p>
          </table:table-cell>
          <table:table-cell table:formula="of:=COM.MICROSOFT.CONCAT(ROUND([.D7]);&quot;,&quot;)" office:value-type="string" office:string-value="21," calcext:value-type="string">
            <text:p>21,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(PI()/[.$C$1])*[.B8]" office:value-type="float" office:value="0.130899693899575" calcext:value-type="float">
            <text:p>0.13</text:p>
          </table:table-cell>
          <table:table-cell table:formula="of:=(SIN([.C8])*([.C$2]-[.C$3]))+[.C$3]" office:value-type="float" office:value="37.5010218627928" calcext:value-type="float">
            <text:p>37.5</text:p>
          </table:table-cell>
          <table:table-cell table:formula="of:=COM.MICROSOFT.CONCAT(ROUND([.D8]);&quot;,&quot;)" office:value-type="string" office:string-value="38," calcext:value-type="string">
            <text:p>38,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(PI()/[.$C$1])*[.B9]" office:value-type="float" office:value="0.196349540849362" calcext:value-type="float">
            <text:p>0.2</text:p>
          </table:table-cell>
          <table:table-cell table:formula="of:=(SIN([.C9])*([.C$2]-[.C$3]))+[.C$3]" office:value-type="float" office:value="53.5774901820159" calcext:value-type="float">
            <text:p>53.58</text:p>
          </table:table-cell>
          <table:table-cell table:formula="of:=COM.MICROSOFT.CONCAT(ROUND([.D9]);&quot;,&quot;)" office:value-type="string" office:string-value="54," calcext:value-type="string">
            <text:p>54,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(PI()/[.$C$1])*[.B10]" office:value-type="float" office:value="0.261799387799149" calcext:value-type="float">
            <text:p>0.26</text:p>
          </table:table-cell>
          <table:table-cell table:formula="of:=(SIN([.C10])*([.C$2]-[.C$3]))+[.C$3]" office:value-type="float" office:value="69.4459422305277" calcext:value-type="float">
            <text:p>69.45</text:p>
          </table:table-cell>
          <table:table-cell table:formula="of:=COM.MICROSOFT.CONCAT(ROUND([.D10]);&quot;,&quot;)" office:value-type="string" office:string-value="69," calcext:value-type="string">
            <text:p>69,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(PI()/[.$C$1])*[.B11]" office:value-type="float" office:value="0.327249234748937" calcext:value-type="float">
            <text:p>0.33</text:p>
          </table:table-cell>
          <table:table-cell table:formula="of:=(SIN([.C11])*([.C$2]-[.C$3]))+[.C$3]" office:value-type="float" office:value="85.0384268604872" calcext:value-type="float">
            <text:p>85.04</text:p>
          </table:table-cell>
          <table:table-cell table:formula="of:=COM.MICROSOFT.CONCAT(ROUND([.D11]);&quot;,&quot;)" office:value-type="string" office:string-value="85," calcext:value-type="string">
            <text:p>85,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(PI()/[.$C$1])*[.B12]" office:value-type="float" office:value="0.392699081698724" calcext:value-type="float">
            <text:p>0.39</text:p>
          </table:table-cell>
          <table:table-cell table:formula="of:=(SIN([.C12])*([.C$2]-[.C$3]))+[.C$3]" office:value-type="float" office:value="100.288174658907" calcext:value-type="float">
            <text:p>100.29</text:p>
          </table:table-cell>
          <table:table-cell table:formula="of:=COM.MICROSOFT.CONCAT(ROUND([.D12]);&quot;,&quot;)" office:value-type="string" office:string-value="100," calcext:value-type="string">
            <text:p>100,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(PI()/[.$C$1])*[.B13]" office:value-type="float" office:value="0.458148928648511" calcext:value-type="float">
            <text:p>0.46</text:p>
          </table:table-cell>
          <table:table-cell table:formula="of:=(SIN([.C13])*([.C$2]-[.C$3]))+[.C$3]" office:value-type="float" office:value="115.129883864531" calcext:value-type="float">
            <text:p>115.13</text:p>
          </table:table-cell>
          <table:table-cell table:formula="of:=COM.MICROSOFT.CONCAT(ROUND([.D13]);&quot;,&quot;)" office:value-type="string" office:string-value="115," calcext:value-type="string">
            <text:p>115,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(PI()/[.$C$1])*[.B14]" office:value-type="float" office:value="0.523598775598299" calcext:value-type="float">
            <text:p>0.52</text:p>
          </table:table-cell>
          <table:table-cell table:formula="of:=(SIN([.C14])*([.C$2]-[.C$3]))+[.C$3]" office:value-type="float" office:value="129.5" calcext:value-type="float">
            <text:p>129.5</text:p>
          </table:table-cell>
          <table:table-cell table:formula="of:=COM.MICROSOFT.CONCAT(ROUND([.D14]);&quot;,&quot;)" office:value-type="string" office:string-value="130," calcext:value-type="string">
            <text:p>130,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(PI()/[.$C$1])*[.B15]" office:value-type="float" office:value="0.589048622548086" calcext:value-type="float">
            <text:p>0.59</text:p>
          </table:table-cell>
          <table:table-cell table:formula="of:=(SIN([.C15])*([.C$2]-[.C$3]))+[.C$3]" office:value-type="float" office:value="143.336988021881" calcext:value-type="float">
            <text:p>143.34</text:p>
          </table:table-cell>
          <table:table-cell table:formula="of:=COM.MICROSOFT.CONCAT(ROUND([.D15]);&quot;,&quot;)" office:value-type="string" office:string-value="143," calcext:value-type="string">
            <text:p>143,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(PI()/[.$C$1])*[.B16]" office:value-type="float" office:value="0.654498469497873" calcext:value-type="float">
            <text:p>0.65</text:p>
          </table:table-cell>
          <table:table-cell table:formula="of:=(SIN([.C16])*([.C$2]-[.C$3]))+[.C$3]" office:value-type="float" office:value="156.581595823171" calcext:value-type="float">
            <text:p>156.58</text:p>
          </table:table-cell>
          <table:table-cell table:formula="of:=COM.MICROSOFT.CONCAT(ROUND([.D16]);&quot;,&quot;)" office:value-type="string" office:string-value="157," calcext:value-type="string">
            <text:p>157,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(PI()/[.$C$1])*[.B17]" office:value-type="float" office:value="0.719948316447661" calcext:value-type="float">
            <text:p>0.72</text:p>
          </table:table-cell>
          <table:table-cell table:formula="of:=(SIN([.C17])*([.C$2]-[.C$3]))+[.C$3]" office:value-type="float" office:value="169.177107959917" calcext:value-type="float">
            <text:p>169.18</text:p>
          </table:table-cell>
          <table:table-cell table:formula="of:=COM.MICROSOFT.CONCAT(ROUND([.D17]);&quot;,&quot;)" office:value-type="string" office:string-value="169," calcext:value-type="string">
            <text:p>169,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(PI()/[.$C$1])*[.B18]" office:value-type="float" office:value="0.785398163397448" calcext:value-type="float">
            <text:p>0.79</text:p>
          </table:table-cell>
          <table:table-cell table:formula="of:=(SIN([.C18])*([.C$2]-[.C$3]))+[.C$3]" office:value-type="float" office:value="181.06958851545" calcext:value-type="float">
            <text:p>181.07</text:p>
          </table:table-cell>
          <table:table-cell table:formula="of:=COM.MICROSOFT.CONCAT(ROUND([.D18]);&quot;,&quot;)" office:value-type="string" office:string-value="181," calcext:value-type="string">
            <text:p>181,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(PI()/[.$C$1])*[.B19]" office:value-type="float" office:value="0.850848010347236" calcext:value-type="float">
            <text:p>0.85</text:p>
          </table:table-cell>
          <table:table-cell table:formula="of:=(SIN([.C19])*([.C$2]-[.C$3]))+[.C$3]" office:value-type="float" office:value="192.208112062265" calcext:value-type="float">
            <text:p>192.21</text:p>
          </table:table-cell>
          <table:table-cell table:formula="of:=COM.MICROSOFT.CONCAT(ROUND([.D19]);&quot;,&quot;)" office:value-type="string" office:string-value="192," calcext:value-type="string">
            <text:p>192,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(PI()/[.$C$1])*[.B20]" office:value-type="float" office:value="0.916297857297023" calcext:value-type="float">
            <text:p>0.92</text:p>
          </table:table-cell>
          <table:table-cell table:formula="of:=(SIN([.C20])*([.C$2]-[.C$3]))+[.C$3]" office:value-type="float" office:value="202.544981732518" calcext:value-type="float">
            <text:p>202.54</text:p>
          </table:table-cell>
          <table:table-cell table:formula="of:=COM.MICROSOFT.CONCAT(ROUND([.D20]);&quot;,&quot;)" office:value-type="string" office:string-value="203," calcext:value-type="string">
            <text:p>203,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(PI()/[.$C$1])*[.B21]" office:value-type="float" office:value="0.98174770424681" calcext:value-type="float">
            <text:p>0.98</text:p>
          </table:table-cell>
          <table:table-cell table:formula="of:=(SIN([.C21])*([.C$2]-[.C$3]))+[.C$3]" office:value-type="float" office:value="212.035933463334" calcext:value-type="float">
            <text:p>212.04</text:p>
          </table:table-cell>
          <table:table-cell table:formula="of:=COM.MICROSOFT.CONCAT(ROUND([.D21]);&quot;,&quot;)" office:value-type="string" office:string-value="212," calcext:value-type="string">
            <text:p>212,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(PI()/[.$C$1])*[.B22]" office:value-type="float" office:value="1.0471975511966" calcext:value-type="float">
            <text:p>1.05</text:p>
          </table:table-cell>
          <table:table-cell table:formula="of:=(SIN([.C22])*([.C$2]-[.C$3]))+[.C$3]" office:value-type="float" office:value="220.640325542325" calcext:value-type="float">
            <text:p>220.64</text:p>
          </table:table-cell>
          <table:table-cell table:formula="of:=COM.MICROSOFT.CONCAT(ROUND([.D22]);&quot;,&quot;)" office:value-type="string" office:string-value="221," calcext:value-type="string">
            <text:p>221,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(PI()/[.$C$1])*[.B23]" office:value-type="float" office:value="1.11264739814639" calcext:value-type="float">
            <text:p>1.11</text:p>
          </table:table-cell>
          <table:table-cell table:formula="of:=(SIN([.C23])*([.C$2]-[.C$3]))+[.C$3]" office:value-type="float" office:value="228.321312641639" calcext:value-type="float">
            <text:p>228.32</text:p>
          </table:table-cell>
          <table:table-cell table:formula="of:=COM.MICROSOFT.CONCAT(ROUND([.D23]);&quot;,&quot;)" office:value-type="string" office:string-value="228," calcext:value-type="string">
            <text:p>228,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(PI()/[.$C$1])*[.B24]" office:value-type="float" office:value="1.17809724509617" calcext:value-type="float">
            <text:p>1.18</text:p>
          </table:table-cell>
          <table:table-cell table:formula="of:=(SIN([.C24])*([.C$2]-[.C$3]))+[.C$3]" office:value-type="float" office:value="235.04600359531" calcext:value-type="float">
            <text:p>235.05</text:p>
          </table:table-cell>
          <table:table-cell table:formula="of:=COM.MICROSOFT.CONCAT(ROUND([.D24]);&quot;,&quot;)" office:value-type="string" office:string-value="235," calcext:value-type="string">
            <text:p>235,</text:p>
          </table:table-cell>
          <table:table-cell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(PI()/[.$C$1])*[.B25]" office:value-type="float" office:value="1.24354709204596" calcext:value-type="float">
            <text:p>1.24</text:p>
          </table:table-cell>
          <table:table-cell table:formula="of:=(SIN([.C25])*([.C$2]-[.C$3]))+[.C$3]" office:value-type="float" office:value="240.785602244281" calcext:value-type="float">
            <text:p>240.79</text:p>
          </table:table-cell>
          <table:table-cell table:formula="of:=COM.MICROSOFT.CONCAT(ROUND([.D25]);&quot;,&quot;)" office:value-type="string" office:string-value="241," calcext:value-type="string">
            <text:p>241,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(PI()/[.$C$1])*[.B26]" office:value-type="float" office:value="1.30899693899575" calcext:value-type="float">
            <text:p>1.31</text:p>
          </table:table-cell>
          <table:table-cell table:formula="of:=(SIN([.C26])*([.C$2]-[.C$3]))+[.C$3]" office:value-type="float" office:value="245.515530745978" calcext:value-type="float">
            <text:p>245.52</text:p>
          </table:table-cell>
          <table:table-cell table:formula="of:=COM.MICROSOFT.CONCAT(ROUND([.D26]);&quot;,&quot;)" office:value-type="string" office:string-value="246," calcext:value-type="string">
            <text:p>246,</text:p>
          </table:table-cell>
          <table:table-cell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(PI()/[.$C$1])*[.B27]" office:value-type="float" office:value="1.37444678594553" calcext:value-type="float">
            <text:p>1.37</text:p>
          </table:table-cell>
          <table:table-cell table:formula="of:=(SIN([.C27])*([.C$2]-[.C$3]))+[.C$3]" office:value-type="float" office:value="249.215534820404" calcext:value-type="float">
            <text:p>249.22</text:p>
          </table:table-cell>
          <table:table-cell table:formula="of:=COM.MICROSOFT.CONCAT(ROUND([.D27]);&quot;,&quot;)" office:value-type="string" office:string-value="249," calcext:value-type="string">
            <text:p>249,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(PI()/[.$C$1])*[.B28]" office:value-type="float" office:value="1.43989663289532" calcext:value-type="float">
            <text:p>1.44</text:p>
          </table:table-cell>
          <table:table-cell table:formula="of:=(SIN([.C28])*([.C$2]-[.C$3]))+[.C$3]" office:value-type="float" office:value="251.869770482079" calcext:value-type="float">
            <text:p>251.87</text:p>
          </table:table-cell>
          <table:table-cell table:formula="of:=COM.MICROSOFT.CONCAT(ROUND([.D28]);&quot;,&quot;)" office:value-type="string" office:string-value="252," calcext:value-type="string">
            <text:p>252,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(PI()/[.$C$1])*[.B29]" office:value-type="float" office:value="1.50534647984511" calcext:value-type="float">
            <text:p>1.51</text:p>
          </table:table-cell>
          <table:table-cell table:formula="of:=(SIN([.C29])*([.C$2]-[.C$3]))+[.C$3]" office:value-type="float" office:value="253.466871886412" calcext:value-type="float">
            <text:p>253.47</text:p>
          </table:table-cell>
          <table:table-cell table:formula="of:=COM.MICROSOFT.CONCAT(ROUND([.D29]);&quot;,&quot;)" office:value-type="string" office:string-value="253," calcext:value-type="string">
            <text:p>253,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formula="of:=(PI()/[.$C$1])*[.B30]" office:value-type="float" office:value="1.5707963267949" calcext:value-type="float">
            <text:p>1.57</text:p>
          </table:table-cell>
          <table:table-cell table:formula="of:=(SIN([.C30])*([.C$2]-[.C$3]))+[.C$3]" office:value-type="float" office:value="254" calcext:value-type="float">
            <text:p>254</text:p>
          </table:table-cell>
          <table:table-cell table:formula="of:=COM.MICROSOFT.CONCAT(ROUND([.D30]);&quot;,&quot;)" office:value-type="string" office:string-value="254," calcext:value-type="string">
            <text:p>254,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(PI()/[.$C$1])*[.B31]" office:value-type="float" office:value="1.50534647984511" calcext:value-type="float">
            <text:p>1.51</text:p>
          </table:table-cell>
          <table:table-cell table:formula="of:=(SIN([.C31])*([.C$2]-[.C$3]))+[.C$3]" office:value-type="float" office:value="253.466871886412" calcext:value-type="float">
            <text:p>253.47</text:p>
          </table:table-cell>
          <table:table-cell table:formula="of:=COM.MICROSOFT.CONCAT(ROUND([.D31]);&quot;,&quot;)" office:value-type="string" office:string-value="253," calcext:value-type="string">
            <text:p>253,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(PI()/[.$C$1])*[.B32]" office:value-type="float" office:value="1.43989663289532" calcext:value-type="float">
            <text:p>1.44</text:p>
          </table:table-cell>
          <table:table-cell table:formula="of:=(SIN([.C32])*([.C$2]-[.C$3]))+[.C$3]" office:value-type="float" office:value="251.869770482079" calcext:value-type="float">
            <text:p>251.87</text:p>
          </table:table-cell>
          <table:table-cell table:formula="of:=COM.MICROSOFT.CONCAT(ROUND([.D32]);&quot;,&quot;)" office:value-type="string" office:string-value="252," calcext:value-type="string">
            <text:p>252,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(PI()/[.$C$1])*[.B33]" office:value-type="float" office:value="1.37444678594553" calcext:value-type="float">
            <text:p>1.37</text:p>
          </table:table-cell>
          <table:table-cell table:formula="of:=(SIN([.C33])*([.C$2]-[.C$3]))+[.C$3]" office:value-type="float" office:value="249.215534820404" calcext:value-type="float">
            <text:p>249.22</text:p>
          </table:table-cell>
          <table:table-cell table:formula="of:=COM.MICROSOFT.CONCAT(ROUND([.D33]);&quot;,&quot;)" office:value-type="string" office:string-value="249," calcext:value-type="string">
            <text:p>249,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(PI()/[.$C$1])*[.B34]" office:value-type="float" office:value="1.30899693899575" calcext:value-type="float">
            <text:p>1.31</text:p>
          </table:table-cell>
          <table:table-cell table:formula="of:=(SIN([.C34])*([.C$2]-[.C$3]))+[.C$3]" office:value-type="float" office:value="245.515530745978" calcext:value-type="float">
            <text:p>245.52</text:p>
          </table:table-cell>
          <table:table-cell table:formula="of:=COM.MICROSOFT.CONCAT(ROUND([.D34]);&quot;,&quot;)" office:value-type="string" office:string-value="246," calcext:value-type="string">
            <text:p>246,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(PI()/[.$C$1])*[.B35]" office:value-type="float" office:value="1.24354709204596" calcext:value-type="float">
            <text:p>1.24</text:p>
          </table:table-cell>
          <table:table-cell table:formula="of:=(SIN([.C35])*([.C$2]-[.C$3]))+[.C$3]" office:value-type="float" office:value="240.785602244281" calcext:value-type="float">
            <text:p>240.79</text:p>
          </table:table-cell>
          <table:table-cell table:formula="of:=COM.MICROSOFT.CONCAT(ROUND([.D35]);&quot;,&quot;)" office:value-type="string" office:string-value="241," calcext:value-type="string">
            <text:p>241,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(PI()/[.$C$1])*[.B36]" office:value-type="float" office:value="1.17809724509617" calcext:value-type="float">
            <text:p>1.18</text:p>
          </table:table-cell>
          <table:table-cell table:formula="of:=(SIN([.C36])*([.C$2]-[.C$3]))+[.C$3]" office:value-type="float" office:value="235.04600359531" calcext:value-type="float">
            <text:p>235.05</text:p>
          </table:table-cell>
          <table:table-cell table:formula="of:=COM.MICROSOFT.CONCAT(ROUND([.D36]);&quot;,&quot;)" office:value-type="string" office:string-value="235," calcext:value-type="string">
            <text:p>235,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(PI()/[.$C$1])*[.B37]" office:value-type="float" office:value="1.11264739814639" calcext:value-type="float">
            <text:p>1.11</text:p>
          </table:table-cell>
          <table:table-cell table:formula="of:=(SIN([.C37])*([.C$2]-[.C$3]))+[.C$3]" office:value-type="float" office:value="228.321312641639" calcext:value-type="float">
            <text:p>228.32</text:p>
          </table:table-cell>
          <table:table-cell table:formula="of:=COM.MICROSOFT.CONCAT(ROUND([.D37]);&quot;,&quot;)" office:value-type="string" office:string-value="228," calcext:value-type="string">
            <text:p>228,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(PI()/[.$C$1])*[.B38]" office:value-type="float" office:value="1.0471975511966" calcext:value-type="float">
            <text:p>1.05</text:p>
          </table:table-cell>
          <table:table-cell table:formula="of:=(SIN([.C38])*([.C$2]-[.C$3]))+[.C$3]" office:value-type="float" office:value="220.640325542325" calcext:value-type="float">
            <text:p>220.64</text:p>
          </table:table-cell>
          <table:table-cell table:formula="of:=COM.MICROSOFT.CONCAT(ROUND([.D38]);&quot;,&quot;)" office:value-type="string" office:string-value="221," calcext:value-type="string">
            <text:p>221,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(PI()/[.$C$1])*[.B39]" office:value-type="float" office:value="0.98174770424681" calcext:value-type="float">
            <text:p>0.98</text:p>
          </table:table-cell>
          <table:table-cell table:formula="of:=(SIN([.C39])*([.C$2]-[.C$3]))+[.C$3]" office:value-type="float" office:value="212.035933463334" calcext:value-type="float">
            <text:p>212.04</text:p>
          </table:table-cell>
          <table:table-cell table:formula="of:=COM.MICROSOFT.CONCAT(ROUND([.D39]);&quot;,&quot;)" office:value-type="string" office:string-value="212," calcext:value-type="string">
            <text:p>212,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formula="of:=(PI()/[.$C$1])*[.B40]" office:value-type="float" office:value="0.916297857297023" calcext:value-type="float">
            <text:p>0.92</text:p>
          </table:table-cell>
          <table:table-cell table:formula="of:=(SIN([.C40])*([.C$2]-[.C$3]))+[.C$3]" office:value-type="float" office:value="202.544981732518" calcext:value-type="float">
            <text:p>202.54</text:p>
          </table:table-cell>
          <table:table-cell table:formula="of:=COM.MICROSOFT.CONCAT(ROUND([.D40]);&quot;,&quot;)" office:value-type="string" office:string-value="203," calcext:value-type="string">
            <text:p>203,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(PI()/[.$C$1])*[.B41]" office:value-type="float" office:value="0.850848010347236" calcext:value-type="float">
            <text:p>0.85</text:p>
          </table:table-cell>
          <table:table-cell table:formula="of:=(SIN([.C41])*([.C$2]-[.C$3]))+[.C$3]" office:value-type="float" office:value="192.208112062265" calcext:value-type="float">
            <text:p>192.21</text:p>
          </table:table-cell>
          <table:table-cell table:formula="of:=COM.MICROSOFT.CONCAT(ROUND([.D41]);&quot;,&quot;)" office:value-type="string" office:string-value="192," calcext:value-type="string">
            <text:p>192,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(PI()/[.$C$1])*[.B42]" office:value-type="float" office:value="0.785398163397448" calcext:value-type="float">
            <text:p>0.79</text:p>
          </table:table-cell>
          <table:table-cell table:formula="of:=(SIN([.C42])*([.C$2]-[.C$3]))+[.C$3]" office:value-type="float" office:value="181.06958851545" calcext:value-type="float">
            <text:p>181.07</text:p>
          </table:table-cell>
          <table:table-cell table:formula="of:=COM.MICROSOFT.CONCAT(ROUND([.D42]);&quot;,&quot;)" office:value-type="string" office:string-value="181," calcext:value-type="string">
            <text:p>181,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(PI()/[.$C$1])*[.B43]" office:value-type="float" office:value="0.719948316447661" calcext:value-type="float">
            <text:p>0.72</text:p>
          </table:table-cell>
          <table:table-cell table:formula="of:=(SIN([.C43])*([.C$2]-[.C$3]))+[.C$3]" office:value-type="float" office:value="169.177107959917" calcext:value-type="float">
            <text:p>169.18</text:p>
          </table:table-cell>
          <table:table-cell table:formula="of:=COM.MICROSOFT.CONCAT(ROUND([.D43]);&quot;,&quot;)" office:value-type="string" office:string-value="169," calcext:value-type="string">
            <text:p>169,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(PI()/[.$C$1])*[.B44]" office:value-type="float" office:value="0.654498469497873" calcext:value-type="float">
            <text:p>0.65</text:p>
          </table:table-cell>
          <table:table-cell table:formula="of:=(SIN([.C44])*([.C$2]-[.C$3]))+[.C$3]" office:value-type="float" office:value="156.581595823171" calcext:value-type="float">
            <text:p>156.58</text:p>
          </table:table-cell>
          <table:table-cell table:formula="of:=COM.MICROSOFT.CONCAT(ROUND([.D44]);&quot;,&quot;)" office:value-type="string" office:string-value="157," calcext:value-type="string">
            <text:p>157,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(PI()/[.$C$1])*[.B45]" office:value-type="float" office:value="0.589048622548086" calcext:value-type="float">
            <text:p>0.59</text:p>
          </table:table-cell>
          <table:table-cell table:formula="of:=(SIN([.C45])*([.C$2]-[.C$3]))+[.C$3]" office:value-type="float" office:value="143.336988021881" calcext:value-type="float">
            <text:p>143.34</text:p>
          </table:table-cell>
          <table:table-cell table:formula="of:=COM.MICROSOFT.CONCAT(ROUND([.D45]);&quot;,&quot;)" office:value-type="string" office:string-value="143," calcext:value-type="string">
            <text:p>143,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(PI()/[.$C$1])*[.B46]" office:value-type="float" office:value="0.523598775598299" calcext:value-type="float">
            <text:p>0.52</text:p>
          </table:table-cell>
          <table:table-cell table:formula="of:=(SIN([.C46])*([.C$2]-[.C$3]))+[.C$3]" office:value-type="float" office:value="129.5" calcext:value-type="float">
            <text:p>129.5</text:p>
          </table:table-cell>
          <table:table-cell table:formula="of:=COM.MICROSOFT.CONCAT(ROUND([.D46]);&quot;,&quot;)" office:value-type="string" office:string-value="130," calcext:value-type="string">
            <text:p>130,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(PI()/[.$C$1])*[.B47]" office:value-type="float" office:value="0.458148928648511" calcext:value-type="float">
            <text:p>0.46</text:p>
          </table:table-cell>
          <table:table-cell table:formula="of:=(SIN([.C47])*([.C$2]-[.C$3]))+[.C$3]" office:value-type="float" office:value="115.129883864531" calcext:value-type="float">
            <text:p>115.13</text:p>
          </table:table-cell>
          <table:table-cell table:formula="of:=COM.MICROSOFT.CONCAT(ROUND([.D47]);&quot;,&quot;)" office:value-type="string" office:string-value="115," calcext:value-type="string">
            <text:p>115,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(PI()/[.$C$1])*[.B48]" office:value-type="float" office:value="0.392699081698724" calcext:value-type="float">
            <text:p>0.39</text:p>
          </table:table-cell>
          <table:table-cell table:formula="of:=(SIN([.C48])*([.C$2]-[.C$3]))+[.C$3]" office:value-type="float" office:value="100.288174658907" calcext:value-type="float">
            <text:p>100.29</text:p>
          </table:table-cell>
          <table:table-cell table:formula="of:=COM.MICROSOFT.CONCAT(ROUND([.D48]);&quot;,&quot;)" office:value-type="string" office:string-value="100," calcext:value-type="string">
            <text:p>100,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(PI()/[.$C$1])*[.B49]" office:value-type="float" office:value="0.327249234748937" calcext:value-type="float">
            <text:p>0.33</text:p>
          </table:table-cell>
          <table:table-cell table:formula="of:=(SIN([.C49])*([.C$2]-[.C$3]))+[.C$3]" office:value-type="float" office:value="85.0384268604872" calcext:value-type="float">
            <text:p>85.04</text:p>
          </table:table-cell>
          <table:table-cell table:formula="of:=COM.MICROSOFT.CONCAT(ROUND([.D49]);&quot;,&quot;)" office:value-type="string" office:string-value="85," calcext:value-type="string">
            <text:p>85,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(PI()/[.$C$1])*[.B50]" office:value-type="float" office:value="0.261799387799149" calcext:value-type="float">
            <text:p>0.26</text:p>
          </table:table-cell>
          <table:table-cell table:formula="of:=(SIN([.C50])*([.C$2]-[.C$3]))+[.C$3]" office:value-type="float" office:value="69.4459422305277" calcext:value-type="float">
            <text:p>69.45</text:p>
          </table:table-cell>
          <table:table-cell table:formula="of:=COM.MICROSOFT.CONCAT(ROUND([.D50]);&quot;,&quot;)" office:value-type="string" office:string-value="69," calcext:value-type="string">
            <text:p>69,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(PI()/[.$C$1])*[.B51]" office:value-type="float" office:value="0.196349540849362" calcext:value-type="float">
            <text:p>0.2</text:p>
          </table:table-cell>
          <table:table-cell table:formula="of:=(SIN([.C51])*([.C$2]-[.C$3]))+[.C$3]" office:value-type="float" office:value="53.5774901820159" calcext:value-type="float">
            <text:p>53.58</text:p>
          </table:table-cell>
          <table:table-cell table:formula="of:=COM.MICROSOFT.CONCAT(ROUND([.D51]);&quot;,&quot;)" office:value-type="string" office:string-value="54," calcext:value-type="string">
            <text:p>54,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(PI()/[.$C$1])*[.B52]" office:value-type="float" office:value="0.130899693899575" calcext:value-type="float">
            <text:p>0.13</text:p>
          </table:table-cell>
          <table:table-cell table:formula="of:=(SIN([.C52])*([.C$2]-[.C$3]))+[.C$3]" office:value-type="float" office:value="37.5010218627928" calcext:value-type="float">
            <text:p>37.5</text:p>
          </table:table-cell>
          <table:table-cell table:formula="of:=COM.MICROSOFT.CONCAT(ROUND([.D52]);&quot;,&quot;)" office:value-type="string" office:string-value="38," calcext:value-type="string">
            <text:p>38,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PI()/[.$C$1])*[.B53]" office:value-type="float" office:value="0.0654498469497874" calcext:value-type="float">
            <text:p>0.07</text:p>
          </table:table-cell>
          <table:table-cell table:formula="of:=(SIN([.C53])*([.C$2]-[.C$3]))+[.C$3]" office:value-type="float" office:value="21.2853791783056" calcext:value-type="float">
            <text:p>21.29</text:p>
          </table:table-cell>
          <table:table-cell table:formula="of:=COM.MICROSOFT.CONCAT(ROUND([.D53]);&quot;,&quot;)" office:value-type="string" office:string-value="21," calcext:value-type="string">
            <text:p>21,</text:p>
          </table:table-cell>
          <table:table-cell/>
        </table:table-row>
      </table:table>
      <table:table table:name="Exp" table:style-name="ta1" table:print="false">
        <table:shapes>
          <draw:frame draw:z-index="0" draw:style-name="gr1" draw:text-style-name="P1" svg:width="220.48mm" svg:height="122.18mm" svg:x="133.24mm" svg:y="47.55mm">
            <loext:p draw:notify-on-update-of-ranges="Exp.E7:Exp.E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Number of frames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rame</text:p>
          </table:table-cell>
          <table:table-cell table:style-name="ce1" table:number-columns-repeated="2"/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Copy to Arduino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7]*(1/[.C$1])" office:value-type="float" office:value="0" calcext:value-type="float">
            <text:p>0</text:p>
          </table:table-cell>
          <table:table-cell table:formula="of:=[.C7]^[.C$4]" office:value-type="float" office:value="0" calcext:value-type="float">
            <text:p>0</text:p>
          </table:table-cell>
          <table:table-cell table:formula="of:=[.C$3]+([.D7]*([.C$2]-[.C$3]))" office:value-type="float" office:value="25" calcext:value-type="float">
            <text:p>25</text:p>
          </table:table-cell>
          <table:table-cell table:formula="of:=COM.MICROSOFT.CONCAT(ROUND([.E7]);&quot;,&quot;)" office:value-type="string" office:string-value="25," calcext:value-type="string">
            <text:p>25,</text:p>
          </table:table-cell>
          <table:table-cell table:formula="of:=COM.MICROSOFT.CONCAT([.F7:.F63])" office:value-type="string" office:string-value="25,25,25,25,25,25,25,25,25,25,25,25,25,25,25,25,26,26,28,32,40,56,87,146,254,146,87,56,40,56,87,146,254,146,87,56,40,32,28,26,26,25,25,25,25,25,25,25,25,25,25,25,25,25,25,25,25," calcext:value-type="string">
            <text:p>25,25,25,25,25,25,25,25,25,25,25,25,25,25,25,25,26,26,28,32,40,56,87,146,254,146,87,56,40,56,87,146,254,146,87,56,40,32,28,26,26,25,25,25,25,25,25,25,25,25,25,25,25,25,25,25,25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8]*(1/[.C$1])" office:value-type="float" office:value="0.0416666666666667" calcext:value-type="float">
            <text:p>0.04</text:p>
          </table:table-cell>
          <table:table-cell table:formula="of:=[.C8]^[.C$4]" office:value-type="float" office:value="1.98075779781721E-021" calcext:value-type="float">
            <text:p>0</text:p>
          </table:table-cell>
          <table:table-cell table:formula="of:=[.C$3]+([.D8]*([.C$2]-[.C$3]))" office:value-type="float" office:value="25" calcext:value-type="float">
            <text:p>25</text:p>
          </table:table-cell>
          <table:table-cell table:formula="of:=COM.MICROSOFT.CONCAT(ROUND([.E8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9]*(1/[.C$1])" office:value-type="float" office:value="0.0833333333333333" calcext:value-type="float">
            <text:p>0.08</text:p>
          </table:table-cell>
          <table:table-cell table:formula="of:=[.C9]^[.C$4]" office:value-type="float" office:value="6.49054715188744E-017" calcext:value-type="float">
            <text:p>0</text:p>
          </table:table-cell>
          <table:table-cell table:formula="of:=[.C$3]+([.D9]*([.C$2]-[.C$3]))" office:value-type="float" office:value="25" calcext:value-type="float">
            <text:p>25</text:p>
          </table:table-cell>
          <table:table-cell table:formula="of:=COM.MICROSOFT.CONCAT(ROUND([.E9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10]*(1/[.C$1])" office:value-type="float" office:value="0.125" calcext:value-type="float">
            <text:p>0.13</text:p>
          </table:table-cell>
          <table:table-cell table:formula="of:=[.C10]^[.C$4]" office:value-type="float" office:value="0.000000000000028421709430404" calcext:value-type="float">
            <text:p>0</text:p>
          </table:table-cell>
          <table:table-cell table:formula="of:=[.C$3]+([.D10]*([.C$2]-[.C$3]))" office:value-type="float" office:value="25.0000000000065" calcext:value-type="float">
            <text:p>25</text:p>
          </table:table-cell>
          <table:table-cell table:formula="of:=COM.MICROSOFT.CONCAT(ROUND([.E10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11]*(1/[.C$1])" office:value-type="float" office:value="0.166666666666667" calcext:value-type="float">
            <text:p>0.17</text:p>
          </table:table-cell>
          <table:table-cell table:formula="of:=[.C11]^[.C$4]" office:value-type="float" office:value="0.00000000000212682249073048" calcext:value-type="float">
            <text:p>0</text:p>
          </table:table-cell>
          <table:table-cell table:formula="of:=[.C$3]+([.D11]*([.C$2]-[.C$3]))" office:value-type="float" office:value="25.000000000487" calcext:value-type="float">
            <text:p>25</text:p>
          </table:table-cell>
          <table:table-cell table:formula="of:=COM.MICROSOFT.CONCAT(ROUND([.E11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12]*(1/[.C$1])" office:value-type="float" office:value="0.208333333333333" calcext:value-type="float">
            <text:p>0.21</text:p>
          </table:table-cell>
          <table:table-cell table:formula="of:=[.C12]^[.C$4]" office:value-type="float" office:value="0.0000000000604479308415897" calcext:value-type="float">
            <text:p>0</text:p>
          </table:table-cell>
          <table:table-cell table:formula="of:=[.C$3]+([.D12]*([.C$2]-[.C$3]))" office:value-type="float" office:value="25.0000000138426" calcext:value-type="float">
            <text:p>25</text:p>
          </table:table-cell>
          <table:table-cell table:formula="of:=COM.MICROSOFT.CONCAT(ROUND([.E12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13]*(1/[.C$1])" office:value-type="float" office:value="0.25" calcext:value-type="float">
            <text:p>0.25</text:p>
          </table:table-cell>
          <table:table-cell table:formula="of:=[.C13]^[.C$4]" office:value-type="float" office:value="0.000000000931322574615479" calcext:value-type="float">
            <text:p>0</text:p>
          </table:table-cell>
          <table:table-cell table:formula="of:=[.C$3]+([.D13]*([.C$2]-[.C$3]))" office:value-type="float" office:value="25.0000002132729" calcext:value-type="float">
            <text:p>25</text:p>
          </table:table-cell>
          <table:table-cell table:formula="of:=COM.MICROSOFT.CONCAT(ROUND([.E13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14]*(1/[.C$1])" office:value-type="float" office:value="0.291666666666667" calcext:value-type="float">
            <text:p>0.29</text:p>
          </table:table-cell>
          <table:table-cell table:formula="of:=[.C14]^[.C$4]" office:value-type="float" office:value="0.00000000940376948143645" calcext:value-type="float">
            <text:p>0</text:p>
          </table:table-cell>
          <table:table-cell table:formula="of:=[.C$3]+([.D14]*([.C$2]-[.C$3]))" office:value-type="float" office:value="25.0000021534632" calcext:value-type="float">
            <text:p>25</text:p>
          </table:table-cell>
          <table:table-cell table:formula="of:=COM.MICROSOFT.CONCAT(ROUND([.E14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B15]*(1/[.C$1])" office:value-type="float" office:value="0.333333333333333" calcext:value-type="float">
            <text:p>0.33</text:p>
          </table:table-cell>
          <table:table-cell table:formula="of:=[.C15]^[.C$4]" office:value-type="float" office:value="0.0000000696917193762563" calcext:value-type="float">
            <text:p>0</text:p>
          </table:table-cell>
          <table:table-cell table:formula="of:=[.C$3]+([.D15]*([.C$2]-[.C$3]))" office:value-type="float" office:value="25.0000159594037" calcext:value-type="float">
            <text:p>25</text:p>
          </table:table-cell>
          <table:table-cell table:formula="of:=COM.MICROSOFT.CONCAT(ROUND([.E15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B16]*(1/[.C$1])" office:value-type="float" office:value="0.375" calcext:value-type="float">
            <text:p>0.38</text:p>
          </table:table-cell>
          <table:table-cell table:formula="of:=[.C16]^[.C$4]" office:value-type="float" office:value="0.00000040782046539789" calcext:value-type="float">
            <text:p>0</text:p>
          </table:table-cell>
          <table:table-cell table:formula="of:=[.C$3]+([.D16]*([.C$2]-[.C$3]))" office:value-type="float" office:value="25.0000933908866" calcext:value-type="float">
            <text:p>25</text:p>
          </table:table-cell>
          <table:table-cell table:formula="of:=COM.MICROSOFT.CONCAT(ROUND([.E16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B17]*(1/[.C$1])" office:value-type="float" office:value="0.416666666666667" calcext:value-type="float">
            <text:p>0.42</text:p>
          </table:table-cell>
          <table:table-cell table:formula="of:=[.C17]^[.C$4]" office:value-type="float" office:value="0.00000198075779781721" calcext:value-type="float">
            <text:p>0</text:p>
          </table:table-cell>
          <table:table-cell table:formula="of:=[.C$3]+([.D17]*([.C$2]-[.C$3]))" office:value-type="float" office:value="25.0004535935357" calcext:value-type="float">
            <text:p>25</text:p>
          </table:table-cell>
          <table:table-cell table:formula="of:=COM.MICROSOFT.CONCAT(ROUND([.E17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[.B18]*(1/[.C$1])" office:value-type="float" office:value="0.458333333333333" calcext:value-type="float">
            <text:p>0.46</text:p>
          </table:table-cell>
          <table:table-cell table:formula="of:=[.C18]^[.C$4]" office:value-type="float" office:value="0.00000827411688498773" calcext:value-type="float">
            <text:p>0</text:p>
          </table:table-cell>
          <table:table-cell table:formula="of:=[.C$3]+([.D18]*([.C$2]-[.C$3]))" office:value-type="float" office:value="25.0018947727667" calcext:value-type="float">
            <text:p>25</text:p>
          </table:table-cell>
          <table:table-cell table:formula="of:=COM.MICROSOFT.CONCAT(ROUND([.E18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B19]*(1/[.C$1])" office:value-type="float" office:value="0.5" calcext:value-type="float">
            <text:p>0.5</text:p>
          </table:table-cell>
          <table:table-cell table:formula="of:=[.C19]^[.C$4]" office:value-type="float" office:value="0.000030517578125" calcext:value-type="float">
            <text:p>0</text:p>
          </table:table-cell>
          <table:table-cell table:formula="of:=[.C$3]+([.D19]*([.C$2]-[.C$3]))" office:value-type="float" office:value="25.0069885253906" calcext:value-type="float">
            <text:p>25.01</text:p>
          </table:table-cell>
          <table:table-cell table:formula="of:=COM.MICROSOFT.CONCAT(ROUND([.E19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[.B20]*(1/[.C$1])" office:value-type="float" office:value="0.541666666666667" calcext:value-type="float">
            <text:p>0.54</text:p>
          </table:table-cell>
          <table:table-cell table:formula="of:=[.C20]^[.C$4]" office:value-type="float" office:value="0.000101386856725898" calcext:value-type="float">
            <text:p>0</text:p>
          </table:table-cell>
          <table:table-cell table:formula="of:=[.C$3]+([.D20]*([.C$2]-[.C$3]))" office:value-type="float" office:value="25.0232175901902" calcext:value-type="float">
            <text:p>25.02</text:p>
          </table:table-cell>
          <table:table-cell table:formula="of:=COM.MICROSOFT.CONCAT(ROUND([.E20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[.B21]*(1/[.C$1])" office:value-type="float" office:value="0.583333333333333" calcext:value-type="float">
            <text:p>0.58</text:p>
          </table:table-cell>
          <table:table-cell table:formula="of:=[.C21]^[.C$4]" office:value-type="float" office:value="0.000308142718367709" calcext:value-type="float">
            <text:p>0</text:p>
          </table:table-cell>
          <table:table-cell table:formula="of:=[.C$3]+([.D21]*([.C$2]-[.C$3]))" office:value-type="float" office:value="25.0705646825062" calcext:value-type="float">
            <text:p>25.07</text:p>
          </table:table-cell>
          <table:table-cell table:formula="of:=COM.MICROSOFT.CONCAT(ROUND([.E21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B22]*(1/[.C$1])" office:value-type="float" office:value="0.625" calcext:value-type="float">
            <text:p>0.63</text:p>
          </table:table-cell>
          <table:table-cell table:formula="of:=[.C22]^[.C$4]" office:value-type="float" office:value="0.000867361737988404" calcext:value-type="float">
            <text:p>0</text:p>
          </table:table-cell>
          <table:table-cell table:formula="of:=[.C$3]+([.D22]*([.C$2]-[.C$3]))" office:value-type="float" office:value="25.1986258379993" calcext:value-type="float">
            <text:p>25.2</text:p>
          </table:table-cell>
          <table:table-cell table:formula="of:=COM.MICROSOFT.CONCAT(ROUND([.E22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B23]*(1/[.C$1])" office:value-type="float" office:value="0.666666666666667" calcext:value-type="float">
            <text:p>0.67</text:p>
          </table:table-cell>
          <table:table-cell table:formula="of:=[.C23]^[.C$4]" office:value-type="float" office:value="0.00228365826052117" calcext:value-type="float">
            <text:p>0</text:p>
          </table:table-cell>
          <table:table-cell table:formula="of:=[.C$3]+([.D23]*([.C$2]-[.C$3]))" office:value-type="float" office:value="25.5229577416593" calcext:value-type="float">
            <text:p>25.52</text:p>
          </table:table-cell>
          <table:table-cell table:formula="of:=COM.MICROSOFT.CONCAT(ROUND([.E23]);&quot;,&quot;)" office:value-type="string" office:string-value="26," calcext:value-type="string">
            <text:p>26,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[.B24]*(1/[.C$1])" office:value-type="float" office:value="0.708333333333333" calcext:value-type="float">
            <text:p>0.71</text:p>
          </table:table-cell>
          <table:table-cell table:formula="of:=[.C24]^[.C$4]" office:value-type="float" office:value="0.0056697667799298" calcext:value-type="float">
            <text:p>0.01</text:p>
          </table:table-cell>
          <table:table-cell table:formula="of:=[.C$3]+([.D24]*([.C$2]-[.C$3]))" office:value-type="float" office:value="26.2983765926039" calcext:value-type="float">
            <text:p>26.3</text:p>
          </table:table-cell>
          <table:table-cell table:formula="of:=COM.MICROSOFT.CONCAT(ROUND([.E24]);&quot;,&quot;)" office:value-type="string" office:string-value="26," calcext:value-type="string">
            <text:p>26,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[.B25]*(1/[.C$1])" office:value-type="float" office:value="0.75" calcext:value-type="float">
            <text:p>0.75</text:p>
          </table:table-cell>
          <table:table-cell table:formula="of:=[.C25]^[.C$4]" office:value-type="float" office:value="0.0133634610101581" calcext:value-type="float">
            <text:p>0.01</text:p>
          </table:table-cell>
          <table:table-cell table:formula="of:=[.C$3]+([.D25]*([.C$2]-[.C$3]))" office:value-type="float" office:value="28.0602325713262" calcext:value-type="float">
            <text:p>28.06</text:p>
          </table:table-cell>
          <table:table-cell table:formula="of:=COM.MICROSOFT.CONCAT(ROUND([.E25]);&quot;,&quot;)" office:value-type="string" office:string-value="28," calcext:value-type="string">
            <text:p>28,</text:p>
          </table:table-cell>
          <table:table-cell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[.B26]*(1/[.C$1])" office:value-type="float" office:value="0.791666666666667" calcext:value-type="float">
            <text:p>0.79</text:p>
          </table:table-cell>
          <table:table-cell table:formula="of:=[.C26]^[.C$4]" office:value-type="float" office:value="0.0300701357440782" calcext:value-type="float">
            <text:p>0.03</text:p>
          </table:table-cell>
          <table:table-cell table:formula="of:=[.C$3]+([.D26]*([.C$2]-[.C$3]))" office:value-type="float" office:value="31.8860610853939" calcext:value-type="float">
            <text:p>31.89</text:p>
          </table:table-cell>
          <table:table-cell table:formula="of:=COM.MICROSOFT.CONCAT(ROUND([.E26]);&quot;,&quot;)" office:value-type="string" office:string-value="32," calcext:value-type="string">
            <text:p>32,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B27]*(1/[.C$1])" office:value-type="float" office:value="0.833333333333333" calcext:value-type="float">
            <text:p>0.83</text:p>
          </table:table-cell>
          <table:table-cell table:formula="of:=[.C27]^[.C$4]" office:value-type="float" office:value="0.0649054715188744" calcext:value-type="float">
            <text:p>0.06</text:p>
          </table:table-cell>
          <table:table-cell table:formula="of:=[.C$3]+([.D27]*([.C$2]-[.C$3]))" office:value-type="float" office:value="39.8633529778222" calcext:value-type="float">
            <text:p>39.86</text:p>
          </table:table-cell>
          <table:table-cell table:formula="of:=COM.MICROSOFT.CONCAT(ROUND([.E27]);&quot;,&quot;)" office:value-type="string" office:string-value="40," calcext:value-type="string">
            <text:p>40,</text:p>
          </table:table-cell>
          <table:table-cell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[.B28]*(1/[.C$1])" office:value-type="float" office:value="0.875" calcext:value-type="float">
            <text:p>0.88</text:p>
          </table:table-cell>
          <table:table-cell table:formula="of:=[.C28]^[.C$4]" office:value-type="float" office:value="0.13493381373857" calcext:value-type="float">
            <text:p>0.13</text:p>
          </table:table-cell>
          <table:table-cell table:formula="of:=[.C$3]+([.D28]*([.C$2]-[.C$3]))" office:value-type="float" office:value="55.8998433461325" calcext:value-type="float">
            <text:p>55.9</text:p>
          </table:table-cell>
          <table:table-cell table:formula="of:=COM.MICROSOFT.CONCAT(ROUND([.E28]);&quot;,&quot;)" office:value-type="string" office:string-value="56," calcext:value-type="string">
            <text:p>56,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[.B29]*(1/[.C$1])" office:value-type="float" office:value="0.916666666666667" calcext:value-type="float">
            <text:p>0.92</text:p>
          </table:table-cell>
          <table:table-cell table:formula="of:=[.C29]^[.C$4]" office:value-type="float" office:value="0.271126262087278" calcext:value-type="float">
            <text:p>0.27</text:p>
          </table:table-cell>
          <table:table-cell table:formula="of:=[.C$3]+([.D29]*([.C$2]-[.C$3]))" office:value-type="float" office:value="87.0879140179866" calcext:value-type="float">
            <text:p>87.09</text:p>
          </table:table-cell>
          <table:table-cell table:formula="of:=COM.MICROSOFT.CONCAT(ROUND([.E29]);&quot;,&quot;)" office:value-type="string" office:string-value="87," calcext:value-type="string">
            <text:p>87,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[.B30]*(1/[.C$1])" office:value-type="float" office:value="0.958333333333333" calcext:value-type="float">
            <text:p>0.96</text:p>
          </table:table-cell>
          <table:table-cell table:formula="of:=[.C30]^[.C$4]" office:value-type="float" office:value="0.528139821818921" calcext:value-type="float">
            <text:p>0.53</text:p>
          </table:table-cell>
          <table:table-cell table:formula="of:=[.C$3]+([.D30]*([.C$2]-[.C$3]))" office:value-type="float" office:value="145.944019196533" calcext:value-type="float">
            <text:p>145.94</text:p>
          </table:table-cell>
          <table:table-cell table:formula="of:=COM.MICROSOFT.CONCAT(ROUND([.E30]);&quot;,&quot;)" office:value-type="string" office:string-value="146," calcext:value-type="string">
            <text:p>146,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B31]*(1/[.C$1])" office:value-type="float" office:value="1" calcext:value-type="float">
            <text:p>1</text:p>
          </table:table-cell>
          <table:table-cell table:style-name="ce2" table:formula="of:=[.C31]^[.C$4]" office:value-type="float" office:value="1" calcext:value-type="float">
            <text:p>1</text:p>
          </table:table-cell>
          <table:table-cell table:style-name="ce2" table:formula="of:=[.C$3]+([.D31]*([.C$2]-[.C$3]))" office:value-type="float" office:value="254" calcext:value-type="float">
            <text:p>254</text:p>
          </table:table-cell>
          <table:table-cell table:formula="of:=COM.MICROSOFT.CONCAT(ROUND([.E31]);&quot;,&quot;)" office:value-type="string" office:string-value="254," calcext:value-type="string">
            <text:p>254,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B32]*(1/[.C$1])" office:value-type="float" office:value="0.958333333333333" calcext:value-type="float">
            <text:p>0.96</text:p>
          </table:table-cell>
          <table:table-cell table:formula="of:=[.C32]^[.C$4]" office:value-type="float" office:value="0.528139821818921" calcext:value-type="float">
            <text:p>0.53</text:p>
          </table:table-cell>
          <table:table-cell table:formula="of:=[.C$3]+([.D32]*([.C$2]-[.C$3]))" office:value-type="float" office:value="145.944019196533" calcext:value-type="float">
            <text:p>145.94</text:p>
          </table:table-cell>
          <table:table-cell table:formula="of:=COM.MICROSOFT.CONCAT(ROUND([.E32]);&quot;,&quot;)" office:value-type="string" office:string-value="146," calcext:value-type="string">
            <text:p>146,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B33]*(1/[.C$1])" office:value-type="float" office:value="0.916666666666667" calcext:value-type="float">
            <text:p>0.92</text:p>
          </table:table-cell>
          <table:table-cell table:formula="of:=[.C33]^[.C$4]" office:value-type="float" office:value="0.271126262087278" calcext:value-type="float">
            <text:p>0.27</text:p>
          </table:table-cell>
          <table:table-cell table:formula="of:=[.C$3]+([.D33]*([.C$2]-[.C$3]))" office:value-type="float" office:value="87.0879140179866" calcext:value-type="float">
            <text:p>87.09</text:p>
          </table:table-cell>
          <table:table-cell table:formula="of:=COM.MICROSOFT.CONCAT(ROUND([.E33]);&quot;,&quot;)" office:value-type="string" office:string-value="87," calcext:value-type="string">
            <text:p>87,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B34]*(1/[.C$1])" office:value-type="float" office:value="0.875" calcext:value-type="float">
            <text:p>0.88</text:p>
          </table:table-cell>
          <table:table-cell table:formula="of:=[.C34]^[.C$4]" office:value-type="float" office:value="0.13493381373857" calcext:value-type="float">
            <text:p>0.13</text:p>
          </table:table-cell>
          <table:table-cell table:formula="of:=[.C$3]+([.D34]*([.C$2]-[.C$3]))" office:value-type="float" office:value="55.8998433461325" calcext:value-type="float">
            <text:p>55.9</text:p>
          </table:table-cell>
          <table:table-cell table:formula="of:=COM.MICROSOFT.CONCAT(ROUND([.E34]);&quot;,&quot;)" office:value-type="string" office:string-value="56," calcext:value-type="string">
            <text:p>56,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B35]*(1/[.C$1])" office:value-type="float" office:value="0.833333333333333" calcext:value-type="float">
            <text:p>0.83</text:p>
          </table:table-cell>
          <table:table-cell table:formula="of:=[.C35]^[.C$4]" office:value-type="float" office:value="0.0649054715188744" calcext:value-type="float">
            <text:p>0.06</text:p>
          </table:table-cell>
          <table:table-cell table:formula="of:=[.C$3]+([.D35]*([.C$2]-[.C$3]))" office:value-type="float" office:value="39.8633529778222" calcext:value-type="float">
            <text:p>39.86</text:p>
          </table:table-cell>
          <table:table-cell table:formula="of:=COM.MICROSOFT.CONCAT(ROUND([.E35]);&quot;,&quot;)" office:value-type="string" office:string-value="40," calcext:value-type="string">
            <text:p>40,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[.B36]*(1/[.C$1])" office:value-type="float" office:value="0.875" calcext:value-type="float">
            <text:p>0.88</text:p>
          </table:table-cell>
          <table:table-cell table:formula="of:=[.C36]^[.C$4]" office:value-type="float" office:value="0.13493381373857" calcext:value-type="float">
            <text:p>0.13</text:p>
          </table:table-cell>
          <table:table-cell table:formula="of:=[.C$3]+([.D36]*([.C$2]-[.C$3]))" office:value-type="float" office:value="55.8998433461325" calcext:value-type="float">
            <text:p>55.9</text:p>
          </table:table-cell>
          <table:table-cell table:formula="of:=COM.MICROSOFT.CONCAT(ROUND([.E36]);&quot;,&quot;)" office:value-type="string" office:string-value="56," calcext:value-type="string">
            <text:p>56,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B37]*(1/[.C$1])" office:value-type="float" office:value="0.916666666666667" calcext:value-type="float">
            <text:p>0.92</text:p>
          </table:table-cell>
          <table:table-cell table:formula="of:=[.C37]^[.C$4]" office:value-type="float" office:value="0.271126262087278" calcext:value-type="float">
            <text:p>0.27</text:p>
          </table:table-cell>
          <table:table-cell table:formula="of:=[.C$3]+([.D37]*([.C$2]-[.C$3]))" office:value-type="float" office:value="87.0879140179866" calcext:value-type="float">
            <text:p>87.09</text:p>
          </table:table-cell>
          <table:table-cell table:formula="of:=COM.MICROSOFT.CONCAT(ROUND([.E37]);&quot;,&quot;)" office:value-type="string" office:string-value="87," calcext:value-type="string">
            <text:p>87,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[.B38]*(1/[.C$1])" office:value-type="float" office:value="0.958333333333333" calcext:value-type="float">
            <text:p>0.96</text:p>
          </table:table-cell>
          <table:table-cell table:formula="of:=[.C38]^[.C$4]" office:value-type="float" office:value="0.528139821818921" calcext:value-type="float">
            <text:p>0.53</text:p>
          </table:table-cell>
          <table:table-cell table:formula="of:=[.C$3]+([.D38]*([.C$2]-[.C$3]))" office:value-type="float" office:value="145.944019196533" calcext:value-type="float">
            <text:p>145.94</text:p>
          </table:table-cell>
          <table:table-cell table:formula="of:=COM.MICROSOFT.CONCAT(ROUND([.E38]);&quot;,&quot;)" office:value-type="string" office:string-value="146," calcext:value-type="string">
            <text:p>146,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[.B39]*(1/[.C$1])" office:value-type="float" office:value="1" calcext:value-type="float">
            <text:p>1</text:p>
          </table:table-cell>
          <table:table-cell table:formula="of:=[.C39]^[.C$4]" office:value-type="float" office:value="1" calcext:value-type="float">
            <text:p>1</text:p>
          </table:table-cell>
          <table:table-cell table:formula="of:=[.C$3]+([.D39]*([.C$2]-[.C$3]))" office:value-type="float" office:value="254" calcext:value-type="float">
            <text:p>254</text:p>
          </table:table-cell>
          <table:table-cell table:formula="of:=COM.MICROSOFT.CONCAT(ROUND([.E39]);&quot;,&quot;)" office:value-type="string" office:string-value="254," calcext:value-type="string">
            <text:p>254,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formula="of:=[.B40]*(1/[.C$1])" office:value-type="float" office:value="0.958333333333333" calcext:value-type="float">
            <text:p>0.96</text:p>
          </table:table-cell>
          <table:table-cell table:formula="of:=[.C40]^[.C$4]" office:value-type="float" office:value="0.528139821818921" calcext:value-type="float">
            <text:p>0.53</text:p>
          </table:table-cell>
          <table:table-cell table:formula="of:=[.C$3]+([.D40]*([.C$2]-[.C$3]))" office:value-type="float" office:value="145.944019196533" calcext:value-type="float">
            <text:p>145.94</text:p>
          </table:table-cell>
          <table:table-cell table:formula="of:=COM.MICROSOFT.CONCAT(ROUND([.E40]);&quot;,&quot;)" office:value-type="string" office:string-value="146," calcext:value-type="string">
            <text:p>146,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B41]*(1/[.C$1])" office:value-type="float" office:value="0.916666666666667" calcext:value-type="float">
            <text:p>0.92</text:p>
          </table:table-cell>
          <table:table-cell table:formula="of:=[.C41]^[.C$4]" office:value-type="float" office:value="0.271126262087278" calcext:value-type="float">
            <text:p>0.27</text:p>
          </table:table-cell>
          <table:table-cell table:formula="of:=[.C$3]+([.D41]*([.C$2]-[.C$3]))" office:value-type="float" office:value="87.0879140179866" calcext:value-type="float">
            <text:p>87.09</text:p>
          </table:table-cell>
          <table:table-cell table:formula="of:=COM.MICROSOFT.CONCAT(ROUND([.E41]);&quot;,&quot;)" office:value-type="string" office:string-value="87," calcext:value-type="string">
            <text:p>87,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42]*(1/[.C$1])" office:value-type="float" office:value="0.875" calcext:value-type="float">
            <text:p>0.88</text:p>
          </table:table-cell>
          <table:table-cell table:formula="of:=[.C42]^[.C$4]" office:value-type="float" office:value="0.13493381373857" calcext:value-type="float">
            <text:p>0.13</text:p>
          </table:table-cell>
          <table:table-cell table:formula="of:=[.C$3]+([.D42]*([.C$2]-[.C$3]))" office:value-type="float" office:value="55.8998433461325" calcext:value-type="float">
            <text:p>55.9</text:p>
          </table:table-cell>
          <table:table-cell table:formula="of:=COM.MICROSOFT.CONCAT(ROUND([.E42]);&quot;,&quot;)" office:value-type="string" office:string-value="56," calcext:value-type="string">
            <text:p>56,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[.B43]*(1/[.C$1])" office:value-type="float" office:value="0.833333333333333" calcext:value-type="float">
            <text:p>0.83</text:p>
          </table:table-cell>
          <table:table-cell table:formula="of:=[.C43]^[.C$4]" office:value-type="float" office:value="0.0649054715188744" calcext:value-type="float">
            <text:p>0.06</text:p>
          </table:table-cell>
          <table:table-cell table:formula="of:=[.C$3]+([.D43]*([.C$2]-[.C$3]))" office:value-type="float" office:value="39.8633529778222" calcext:value-type="float">
            <text:p>39.86</text:p>
          </table:table-cell>
          <table:table-cell table:formula="of:=COM.MICROSOFT.CONCAT(ROUND([.E43]);&quot;,&quot;)" office:value-type="string" office:string-value="40," calcext:value-type="string">
            <text:p>40,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44]*(1/[.C$1])" office:value-type="float" office:value="0.791666666666667" calcext:value-type="float">
            <text:p>0.79</text:p>
          </table:table-cell>
          <table:table-cell table:formula="of:=[.C44]^[.C$4]" office:value-type="float" office:value="0.0300701357440782" calcext:value-type="float">
            <text:p>0.03</text:p>
          </table:table-cell>
          <table:table-cell table:formula="of:=[.C$3]+([.D44]*([.C$2]-[.C$3]))" office:value-type="float" office:value="31.8860610853939" calcext:value-type="float">
            <text:p>31.89</text:p>
          </table:table-cell>
          <table:table-cell table:formula="of:=COM.MICROSOFT.CONCAT(ROUND([.E44]);&quot;,&quot;)" office:value-type="string" office:string-value="32," calcext:value-type="string">
            <text:p>32,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[.B45]*(1/[.C$1])" office:value-type="float" office:value="0.75" calcext:value-type="float">
            <text:p>0.75</text:p>
          </table:table-cell>
          <table:table-cell table:formula="of:=[.C45]^[.C$4]" office:value-type="float" office:value="0.0133634610101581" calcext:value-type="float">
            <text:p>0.01</text:p>
          </table:table-cell>
          <table:table-cell table:formula="of:=[.C$3]+([.D45]*([.C$2]-[.C$3]))" office:value-type="float" office:value="28.0602325713262" calcext:value-type="float">
            <text:p>28.06</text:p>
          </table:table-cell>
          <table:table-cell table:formula="of:=COM.MICROSOFT.CONCAT(ROUND([.E45]);&quot;,&quot;)" office:value-type="string" office:string-value="28," calcext:value-type="string">
            <text:p>28,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formula="of:=[.B46]*(1/[.C$1])" office:value-type="float" office:value="0.708333333333333" calcext:value-type="float">
            <text:p>0.71</text:p>
          </table:table-cell>
          <table:table-cell table:formula="of:=[.C46]^[.C$4]" office:value-type="float" office:value="0.0056697667799298" calcext:value-type="float">
            <text:p>0.01</text:p>
          </table:table-cell>
          <table:table-cell table:formula="of:=[.C$3]+([.D46]*([.C$2]-[.C$3]))" office:value-type="float" office:value="26.2983765926039" calcext:value-type="float">
            <text:p>26.3</text:p>
          </table:table-cell>
          <table:table-cell table:formula="of:=COM.MICROSOFT.CONCAT(ROUND([.E46]);&quot;,&quot;)" office:value-type="string" office:string-value="26," calcext:value-type="string">
            <text:p>26,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[.B47]*(1/[.C$1])" office:value-type="float" office:value="0.666666666666667" calcext:value-type="float">
            <text:p>0.67</text:p>
          </table:table-cell>
          <table:table-cell table:formula="of:=[.C47]^[.C$4]" office:value-type="float" office:value="0.00228365826052117" calcext:value-type="float">
            <text:p>0</text:p>
          </table:table-cell>
          <table:table-cell table:formula="of:=[.C$3]+([.D47]*([.C$2]-[.C$3]))" office:value-type="float" office:value="25.5229577416593" calcext:value-type="float">
            <text:p>25.52</text:p>
          </table:table-cell>
          <table:table-cell table:formula="of:=COM.MICROSOFT.CONCAT(ROUND([.E47]);&quot;,&quot;)" office:value-type="string" office:string-value="26," calcext:value-type="string">
            <text:p>26,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formula="of:=[.B48]*(1/[.C$1])" office:value-type="float" office:value="0.625" calcext:value-type="float">
            <text:p>0.63</text:p>
          </table:table-cell>
          <table:table-cell table:formula="of:=[.C48]^[.C$4]" office:value-type="float" office:value="0.000867361737988404" calcext:value-type="float">
            <text:p>0</text:p>
          </table:table-cell>
          <table:table-cell table:formula="of:=[.C$3]+([.D48]*([.C$2]-[.C$3]))" office:value-type="float" office:value="25.1986258379993" calcext:value-type="float">
            <text:p>25.2</text:p>
          </table:table-cell>
          <table:table-cell table:formula="of:=COM.MICROSOFT.CONCAT(ROUND([.E48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[.B49]*(1/[.C$1])" office:value-type="float" office:value="0.583333333333333" calcext:value-type="float">
            <text:p>0.58</text:p>
          </table:table-cell>
          <table:table-cell table:formula="of:=[.C49]^[.C$4]" office:value-type="float" office:value="0.000308142718367709" calcext:value-type="float">
            <text:p>0</text:p>
          </table:table-cell>
          <table:table-cell table:formula="of:=[.C$3]+([.D49]*([.C$2]-[.C$3]))" office:value-type="float" office:value="25.0705646825062" calcext:value-type="float">
            <text:p>25.07</text:p>
          </table:table-cell>
          <table:table-cell table:formula="of:=COM.MICROSOFT.CONCAT(ROUND([.E49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[.B50]*(1/[.C$1])" office:value-type="float" office:value="0.541666666666667" calcext:value-type="float">
            <text:p>0.54</text:p>
          </table:table-cell>
          <table:table-cell table:formula="of:=[.C50]^[.C$4]" office:value-type="float" office:value="0.000101386856725898" calcext:value-type="float">
            <text:p>0</text:p>
          </table:table-cell>
          <table:table-cell table:formula="of:=[.C$3]+([.D50]*([.C$2]-[.C$3]))" office:value-type="float" office:value="25.0232175901902" calcext:value-type="float">
            <text:p>25.02</text:p>
          </table:table-cell>
          <table:table-cell table:formula="of:=COM.MICROSOFT.CONCAT(ROUND([.E50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formula="of:=[.B51]*(1/[.C$1])" office:value-type="float" office:value="0.5" calcext:value-type="float">
            <text:p>0.5</text:p>
          </table:table-cell>
          <table:table-cell table:formula="of:=[.C51]^[.C$4]" office:value-type="float" office:value="0.000030517578125" calcext:value-type="float">
            <text:p>0</text:p>
          </table:table-cell>
          <table:table-cell table:formula="of:=[.C$3]+([.D51]*([.C$2]-[.C$3]))" office:value-type="float" office:value="25.0069885253906" calcext:value-type="float">
            <text:p>25.01</text:p>
          </table:table-cell>
          <table:table-cell table:formula="of:=COM.MICROSOFT.CONCAT(ROUND([.E51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B52]*(1/[.C$1])" office:value-type="float" office:value="0.458333333333333" calcext:value-type="float">
            <text:p>0.46</text:p>
          </table:table-cell>
          <table:table-cell table:formula="of:=[.C52]^[.C$4]" office:value-type="float" office:value="0.00000827411688498773" calcext:value-type="float">
            <text:p>0</text:p>
          </table:table-cell>
          <table:table-cell table:formula="of:=[.C$3]+([.D52]*([.C$2]-[.C$3]))" office:value-type="float" office:value="25.0018947727667" calcext:value-type="float">
            <text:p>25</text:p>
          </table:table-cell>
          <table:table-cell table:formula="of:=COM.MICROSOFT.CONCAT(ROUND([.E52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B53]*(1/[.C$1])" office:value-type="float" office:value="0.416666666666667" calcext:value-type="float">
            <text:p>0.42</text:p>
          </table:table-cell>
          <table:table-cell table:formula="of:=[.C53]^[.C$4]" office:value-type="float" office:value="0.00000198075779781721" calcext:value-type="float">
            <text:p>0</text:p>
          </table:table-cell>
          <table:table-cell table:formula="of:=[.C$3]+([.D53]*([.C$2]-[.C$3]))" office:value-type="float" office:value="25.0004535935357" calcext:value-type="float">
            <text:p>25</text:p>
          </table:table-cell>
          <table:table-cell table:formula="of:=COM.MICROSOFT.CONCAT(ROUND([.E53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formula="of:=[.B54]*(1/[.C$1])" office:value-type="float" office:value="0.375" calcext:value-type="float">
            <text:p>0.38</text:p>
          </table:table-cell>
          <table:table-cell table:formula="of:=[.C54]^[.C$4]" office:value-type="float" office:value="0.00000040782046539789" calcext:value-type="float">
            <text:p>0</text:p>
          </table:table-cell>
          <table:table-cell table:formula="of:=[.C$3]+([.D54]*([.C$2]-[.C$3]))" office:value-type="float" office:value="25.0000933908866" calcext:value-type="float">
            <text:p>25</text:p>
          </table:table-cell>
          <table:table-cell table:formula="of:=COM.MICROSOFT.CONCAT(ROUND([.E54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B55]*(1/[.C$1])" office:value-type="float" office:value="0.333333333333333" calcext:value-type="float">
            <text:p>0.33</text:p>
          </table:table-cell>
          <table:table-cell table:formula="of:=[.C55]^[.C$4]" office:value-type="float" office:value="0.0000000696917193762563" calcext:value-type="float">
            <text:p>0</text:p>
          </table:table-cell>
          <table:table-cell table:formula="of:=[.C$3]+([.D55]*([.C$2]-[.C$3]))" office:value-type="float" office:value="25.0000159594037" calcext:value-type="float">
            <text:p>25</text:p>
          </table:table-cell>
          <table:table-cell table:formula="of:=COM.MICROSOFT.CONCAT(ROUND([.E55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56]*(1/[.C$1])" office:value-type="float" office:value="0.291666666666667" calcext:value-type="float">
            <text:p>0.29</text:p>
          </table:table-cell>
          <table:table-cell table:formula="of:=[.C56]^[.C$4]" office:value-type="float" office:value="0.00000000940376948143645" calcext:value-type="float">
            <text:p>0</text:p>
          </table:table-cell>
          <table:table-cell table:formula="of:=[.C$3]+([.D56]*([.C$2]-[.C$3]))" office:value-type="float" office:value="25.0000021534632" calcext:value-type="float">
            <text:p>25</text:p>
          </table:table-cell>
          <table:table-cell table:formula="of:=COM.MICROSOFT.CONCAT(ROUND([.E56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57]*(1/[.C$1])" office:value-type="float" office:value="0.25" calcext:value-type="float">
            <text:p>0.25</text:p>
          </table:table-cell>
          <table:table-cell table:formula="of:=[.C57]^[.C$4]" office:value-type="float" office:value="0.000000000931322574615479" calcext:value-type="float">
            <text:p>0</text:p>
          </table:table-cell>
          <table:table-cell table:formula="of:=[.C$3]+([.D57]*([.C$2]-[.C$3]))" office:value-type="float" office:value="25.0000002132729" calcext:value-type="float">
            <text:p>25</text:p>
          </table:table-cell>
          <table:table-cell table:formula="of:=COM.MICROSOFT.CONCAT(ROUND([.E57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B58]*(1/[.C$1])" office:value-type="float" office:value="0.208333333333333" calcext:value-type="float">
            <text:p>0.21</text:p>
          </table:table-cell>
          <table:table-cell table:formula="of:=[.C58]^[.C$4]" office:value-type="float" office:value="0.0000000000604479308415897" calcext:value-type="float">
            <text:p>0</text:p>
          </table:table-cell>
          <table:table-cell table:formula="of:=[.C$3]+([.D58]*([.C$2]-[.C$3]))" office:value-type="float" office:value="25.0000000138426" calcext:value-type="float">
            <text:p>25</text:p>
          </table:table-cell>
          <table:table-cell table:formula="of:=COM.MICROSOFT.CONCAT(ROUND([.E58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B59]*(1/[.C$1])" office:value-type="float" office:value="0.166666666666667" calcext:value-type="float">
            <text:p>0.17</text:p>
          </table:table-cell>
          <table:table-cell table:formula="of:=[.C59]^[.C$4]" office:value-type="float" office:value="0.00000000000212682249073048" calcext:value-type="float">
            <text:p>0</text:p>
          </table:table-cell>
          <table:table-cell table:formula="of:=[.C$3]+([.D59]*([.C$2]-[.C$3]))" office:value-type="float" office:value="25.000000000487" calcext:value-type="float">
            <text:p>25</text:p>
          </table:table-cell>
          <table:table-cell table:formula="of:=COM.MICROSOFT.CONCAT(ROUND([.E59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B60]*(1/[.C$1])" office:value-type="float" office:value="0.125" calcext:value-type="float">
            <text:p>0.13</text:p>
          </table:table-cell>
          <table:table-cell table:formula="of:=[.C60]^[.C$4]" office:value-type="float" office:value="0.000000000000028421709430404" calcext:value-type="float">
            <text:p>0</text:p>
          </table:table-cell>
          <table:table-cell table:formula="of:=[.C$3]+([.D60]*([.C$2]-[.C$3]))" office:value-type="float" office:value="25.0000000000065" calcext:value-type="float">
            <text:p>25</text:p>
          </table:table-cell>
          <table:table-cell table:formula="of:=COM.MICROSOFT.CONCAT(ROUND([.E60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B61]*(1/[.C$1])" office:value-type="float" office:value="0.0833333333333333" calcext:value-type="float">
            <text:p>0.08</text:p>
          </table:table-cell>
          <table:table-cell table:formula="of:=[.C61]^[.C$4]" office:value-type="float" office:value="6.49054715188744E-017" calcext:value-type="float">
            <text:p>0</text:p>
          </table:table-cell>
          <table:table-cell table:formula="of:=[.C$3]+([.D61]*([.C$2]-[.C$3]))" office:value-type="float" office:value="25" calcext:value-type="float">
            <text:p>25</text:p>
          </table:table-cell>
          <table:table-cell table:formula="of:=COM.MICROSOFT.CONCAT(ROUND([.E61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62]*(1/[.C$1])" office:value-type="float" office:value="0.0416666666666667" calcext:value-type="float">
            <text:p>0.04</text:p>
          </table:table-cell>
          <table:table-cell table:formula="of:=[.C62]^[.C$4]" office:value-type="float" office:value="1.98075779781721E-021" calcext:value-type="float">
            <text:p>0</text:p>
          </table:table-cell>
          <table:table-cell table:formula="of:=[.C$3]+([.D62]*([.C$2]-[.C$3]))" office:value-type="float" office:value="25" calcext:value-type="float">
            <text:p>25</text:p>
          </table:table-cell>
          <table:table-cell table:formula="of:=COM.MICROSOFT.CONCAT(ROUND([.E62]);&quot;,&quot;)" office:value-type="string" office:string-value="25," calcext:value-type="string">
            <text:p>25,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B63]*(1/[.C$1])" office:value-type="float" office:value="0" calcext:value-type="float">
            <text:p>0</text:p>
          </table:table-cell>
          <table:table-cell table:formula="of:=[.C63]^[.C$4]" office:value-type="float" office:value="0" calcext:value-type="float">
            <text:p>0</text:p>
          </table:table-cell>
          <table:table-cell table:formula="of:=[.C$3]+([.D63]*([.C$2]-[.C$3]))" office:value-type="float" office:value="25" calcext:value-type="float">
            <text:p>25</text:p>
          </table:table-cell>
          <table:table-cell table:formula="of:=COM.MICROSOFT.CONCAT(ROUND([.E63]);&quot;,&quot;)" office:value-type="string" office:string-value="25," calcext:value-type="string">
            <text:p>25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17:40:40.6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17S</meta:editing-duration>
    <meta:editing-cycles>7</meta:editing-cycles>
    <meta:generator>LibreOffice/5.2.1.2$Windows_x86 LibreOffice_project/31dd62db80d4e60af04904455ec9c9219178d620</meta:generator>
    <dc:date>2018-08-10T21:52:35.842000000</dc:date>
    <meta:document-statistic meta:table-count="2" meta:cell-count="605" meta:object-count="2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2.049cm" svg:height="12.219cm" xlink:href=".." xlink:type="simple" chart:class="chart:scatter" chart:style-name="ch1">
        <chart:plot-area chart:style-name="ch2" table:cell-range-address="Exp.E7:Exp.E53" svg:x="0.44cm" svg:y="0.244cm" svg:width="21.169cm" svg:height="11.731cm">
          <chartooo:coordinate-region svg:x="1.247cm" svg:y="0.444cm" svg:width="20.175cm" svg:height="10.88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Exp.E7:Exp.E53" chart:class="chart:scatter">
            <chart:data-point chart:repeated="4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Exp.E7:Exp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0000000000065">
                <text:p>25.0000000000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000000000487">
                <text:p>25.000000000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0000000138426">
                <text:p>25.0000000138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0000002132729">
                <text:p>25.0000002132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0000021534632">
                <text:p>25.0000021534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0000159594037">
                <text:p>25.0000159594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0000933908866">
                <text:p>25.0000933908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0004535935357">
                <text:p>25.0004535935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0018947727667">
                <text:p>25.0018947727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0069885253906">
                <text:p>25.0069885253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0232175901902">
                <text:p>25.0232175901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0705646825062">
                <text:p>25.0705646825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986258379993">
                <text:p>25.1986258379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5229577416593">
                <text:p>25.5229577416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2983765926039">
                <text:p>26.2983765926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0602325713262">
                <text:p>28.0602325713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8860610853939">
                <text:p>31.8860610853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633529778222">
                <text:p>39.8633529778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8998433461325">
                <text:p>55.8998433461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0879140179866">
                <text:p>87.0879140179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.944019196533">
                <text:p>145.944019196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5.944019196533">
                <text:p>145.9440191965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.0879140179866">
                <text:p>87.08791401798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.8998433461325">
                <text:p>55.89984334613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8633529778222">
                <text:p>39.8633529778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8998433461325">
                <text:p>55.8998433461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.0879140179866">
                <text:p>87.08791401798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.944019196533">
                <text:p>145.944019196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.944019196533">
                <text:p>145.944019196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0879140179866">
                <text:p>87.0879140179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.8998433461325">
                <text:p>55.8998433461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.8633529778222">
                <text:p>39.8633529778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8860610853939">
                <text:p>31.88606108539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0602325713262">
                <text:p>28.0602325713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2983765926039">
                <text:p>26.29837659260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5229577416593">
                <text:p>25.52295774165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1986258379993">
                <text:p>25.19862583799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.0705646825062">
                <text:p>25.0705646825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.0232175901902">
                <text:p>25.02321759019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0069885253906">
                <text:p>25.00698852539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0018947727667">
                <text:p>25.0018947727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0004535935357">
                <text:p>25.00045359353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919cm" svg:height="11.772cm" xlink:href=".." xlink:type="simple" chart:class="chart:scatter" chart:style-name="ch1">
        <chart:plot-area chart:style-name="ch2" table:cell-range-address="Sine.D6:Sine.D53" svg:x="0.418cm" svg:y="0.235cm" svg:width="20.083cm" svg:height="11.302cm">
          <chartooo:coordinate-region svg:x="1.225cm" svg:y="0.435cm" svg:width="19.089cm" svg:height="10.4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ine.D6:Sine.D53" chart:class="chart:scatter">
            <chart:data-point chart:repeated="4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ine.D6:Sine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2853791783056">
                <text:p>21.2853791783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5010218627928">
                <text:p>37.5010218627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5774901820159">
                <text:p>53.577490182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4459422305277">
                <text:p>69.4459422305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0384268604872">
                <text:p>85.0384268604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.288174658907">
                <text:p>100.288174658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.129883864531">
                <text:p>115.129883864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336988021881">
                <text:p>143.336988021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.581595823171">
                <text:p>156.58159582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.177107959917">
                <text:p>169.177107959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.06958851545">
                <text:p>181.06958851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2.208112062265">
                <text:p>192.208112062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.544981732518">
                <text:p>202.544981732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.035933463334">
                <text:p>212.03593346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.640325542325">
                <text:p>220.640325542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8.321312641639">
                <text:p>228.321312641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5.04600359531">
                <text:p>235.04600359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.785602244281">
                <text:p>240.785602244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5.515530745978">
                <text:p>245.515530745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9.215534820404">
                <text:p>249.215534820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.869770482079">
                <text:p>251.869770482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3.466871886412">
                <text:p>253.466871886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.466871886412">
                <text:p>253.466871886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.869770482079">
                <text:p>251.869770482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.215534820404">
                <text:p>249.215534820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.515530745978">
                <text:p>245.515530745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.785602244281">
                <text:p>240.7856022442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5.04600359531">
                <text:p>235.04600359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8.321312641639">
                <text:p>228.321312641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0.640325542325">
                <text:p>220.640325542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2.035933463334">
                <text:p>212.035933463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.544981732518">
                <text:p>202.544981732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.208112062265">
                <text:p>192.208112062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.06958851545">
                <text:p>181.069588515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9.177107959917">
                <text:p>169.177107959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.581595823171">
                <text:p>156.581595823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.336988021881">
                <text:p>143.336988021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129883864531">
                <text:p>115.1298838645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.288174658907">
                <text:p>100.288174658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.0384268604872">
                <text:p>85.0384268604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4459422305277">
                <text:p>69.44594223052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774901820159">
                <text:p>53.57749018201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5010218627928">
                <text:p>37.50102186279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2853791783056">
                <text:p>21.28537917830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